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  <style:text-properties fo:font-size="10.6999998092651pt" officeooo:rsid="0023778d" officeooo:paragraph-rsid="0023778d" style:font-size-asian="10.6999998092651pt" style:font-size-complex="10.6999998092651pt"/>
    </style:style>
    <style:style style:name="P2" style:family="paragraph" style:parent-style-name="Standard" style:list-style-name="L1">
      <style:text-properties fo:font-size="10.6999998092651pt" officeooo:paragraph-rsid="0017e25f" style:font-size-asian="10.6999998092651pt" style:font-size-complex="10.6999998092651pt"/>
    </style:style>
    <style:style style:name="P3" style:family="paragraph" style:parent-style-name="Standard" style:list-style-name="L1">
      <style:text-properties fo:font-size="10.6999998092651pt" officeooo:rsid="001a90ff" officeooo:paragraph-rsid="001a90ff" style:font-size-asian="10.6999998092651pt" style:font-size-complex="10.6999998092651pt"/>
    </style:style>
    <style:style style:name="P4" style:family="paragraph" style:parent-style-name="Standard" style:list-style-name="L1">
      <style:text-properties fo:font-size="10.6999998092651pt" officeooo:rsid="0016fad7" officeooo:paragraph-rsid="0017e25f" style:font-size-asian="10.6999998092651pt" style:font-size-complex="10.6999998092651pt"/>
    </style:style>
    <style:style style:name="P5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6999998092651pt" fo:font-style="normal" fo:text-shadow="none" style:text-underline-style="none" fo:font-weight="normal" officeooo:rsid="001a90ff" officeooo:paragraph-rsid="002b4454" style:font-size-asian="10.6999998092651pt" style:font-style-asian="normal" style:font-weight-asian="normal" style:font-size-complex="10.6999998092651pt" style:font-style-complex="normal" style:font-weight-complex="normal" style:text-overline-style="none" style:text-overline-color="font-color"/>
    </style:style>
    <style:style style:name="P6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.6999998092651pt" fo:font-style="normal" fo:text-shadow="none" style:text-underline-style="none" fo:font-weight="normal" officeooo:rsid="00198b50" officeooo:paragraph-rsid="001a90ff" style:font-size-asian="10.6999998092651pt" style:font-style-asian="normal" style:font-weight-asian="normal" style:font-size-complex="10.6999998092651pt" style:font-style-complex="normal" style:font-weight-complex="normal" style:text-overline-style="none" style:text-overline-color="font-color"/>
    </style:style>
    <style:style style:name="T1" style:family="text">
      <style:text-properties officeooo:rsid="0015cd77"/>
    </style:style>
    <style:style style:name="T2" style:family="text">
      <style:text-properties officeooo:rsid="0016fad7"/>
    </style:style>
    <style:style style:name="T3" style:family="text">
      <style:text-properties officeooo:rsid="001a90ff"/>
    </style:style>
    <style:style style:name="T4" style:family="text">
      <style:text-properties officeooo:rsid="001bd934"/>
    </style:style>
    <style:style style:name="T5" style:family="text">
      <style:text-properties officeooo:rsid="001dcfd8"/>
    </style:style>
    <style:style style:name="T6" style:family="text">
      <style:text-properties officeooo:rsid="002572ca"/>
    </style:style>
    <style:style style:name="T7" style:family="text">
      <style:text-properties officeooo:rsid="002b4454"/>
    </style:style>
    <style:style style:name="T8" style:family="text">
      <style:text-properties officeooo:rsid="002be83e"/>
    </style:style>
    <style:style style:name="T9" style:family="text">
      <style:text-properties style:text-underline-style="solid" style:text-underline-width="auto" style:text-underline-color="font-color" officeooo:rsid="002be83e"/>
    </style:style>
    <style:style style:name="T10" style:family="text">
      <style:text-properties style:text-underline-style="solid" style:text-underline-width="auto" style:text-underline-color="font-color" officeooo:rsid="002d0a64"/>
    </style:style>
    <style:style style:name="T11" style:family="text">
      <style:text-properties style:text-underline-style="none" officeooo:rsid="002be83e"/>
    </style:style>
    <style:style style:name="T12" style:family="text">
      <style:text-properties style:text-underline-style="none" officeooo:rsid="002d0a6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IONES</text:p>
      <text:list xml:id="list102748934" text:style-name="L1">
        <text:list-item>
          <text:p text:style-name="P2">Aportarán, cada uno, <text:span text:style-name="T2">5000</text:span>€ en concepto de capital. <text:span text:style-name="T4">(capital social)</text:span></text:p>
        </text:list-item>
        <text:list-item>
          <text:p text:style-name="P2">Pedirán un préstamo de 2<text:span text:style-name="T1">5</text:span>00€ y se comprometerán a devolver <text:span text:style-name="T1">208,33</text:span>€ cada <text:span text:style-name="T1">mes</text:span> y también pagarán cada <text:span text:style-name="T1">mes</text:span> <text:span text:style-name="T1">7</text:span>€ en concepto de intereses. <text:span text:style-name="T4">(deudas a corto plazo)</text:span></text:p>
        </text:list-item>
        <text:list-item>
          <text:p text:style-name="P2">Alquilan un local en enero cuya renta asciende a <text:span text:style-name="T1">750</text:span>€/mes. <text:span text:style-name="T4">(terrenos y construcciones)</text:span></text:p>
        </text:list-item>
        <text:list-item>
          <text:p text:style-name="P2">Compran <text:span text:style-name="T3">equipos informáticos y de procesamiento de la información</text:span> en el mes de enero por valor de <text:span text:style-name="T1">1000</text:span>€ y lo pagan al contado. Se amortizará en un período de <text:span text:style-name="T7">10</text:span> años. <text:span text:style-name="T5">(Inmovilizado material)</text:span></text:p>
        </text:list-item>
        <text:list-item>
          <text:p text:style-name="P5">Impresora 3D por valor de 750€. Se amortizará en un período de <text:span text:style-name="T7">10</text:span> años. <text:span text:style-name="T5">(maquinaria, material)</text:span></text:p>
        </text:list-item>
        <text:list-item>
          <text:p text:style-name="P6">600€ mesas, sillas, caja registradora, caja fuerte y estantes. <text:span text:style-name="T5">(mobiliario, inmovilizado material)</text:span></text:p>
        </text:list-item>
        <text:list-item>
          <text:p text:style-name="P2">El seguro de incendio y robo cuesta 70€/año <text:span text:style-name="T2">se paga en enero</text:span>.</text:p>
        </text:list-item>
        <text:list-item>
          <text:p text:style-name="P3">250€ en herramientas. <text:span text:style-name="T5">(material)</text:span></text:p>
        </text:list-item>
        <text:list-item>
          <text:p text:style-name="P4">Se prevén las siguientes ventas: Enero 170€, febrero 500€, marzo <text:span text:style-name="T8">1422</text:span>€, abril 1000€, mayo 750€, junio 1500€, julio 1303€, agosto 535€, septiembre 837€, octubre 1200€, noviembre 1100€, diciembre 3333€.</text:p>
        </text:list-item>
        <text:list-item>
          <text:p text:style-name="P4">Se gastarán en publicidad 350€/<text:span text:style-name="T6">año</text:span>.</text:p>
        </text:list-item>
        <text:list-item>
          <text:p text:style-name="P4">Se prevén los siguientes gastos en mercaderías: Enero, 1500€. Febrero, 1.000€. Marzo, 700€. Abril, 892€.</text:p>
          <text:p text:style-name="P4">Mayo, 500€. Junio, 600€. Julio, 700€. Agosto, 400€. Septiembre, 300€. Octubre, 600€.</text:p>
          <text:p text:style-name="P4">Noviembre, 900€. Diciembre, 1.600€.</text:p>
        </text:list-item>
        <text:list-item>
          <text:p text:style-name="P4">Somos tres socios-trabajadores y perciben un sueldo de 950€/mes.</text:p>
        </text:list-item>
        <text:list-item>
          <text:p text:style-name="P4">En concepto de tributos, pagan <text:span text:style-name="T8">117</text:span>€ en febrero.</text:p>
        </text:list-item>
        <text:list-item>
          <text:p text:style-name="P4">El banco abonará mensualmente 2<text:span text:style-name="T8">2€</text:span><text:span text:style-name="T11">/</text:span><text:span text:style-name="T12">mes</text:span> en concepto de interés por la cuenta corriente, empezando en enero.</text:p>
        </text:list-item>
        <text:list-item>
          <text:p text:style-name="P4">En concepto de suministros, se pagarán 60€/mes de enero a diciemb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09:14:02.498554108</meta:creation-date>
    <meta:editing-duration>PT55M21S</meta:editing-duration>
    <meta:editing-cycles>9</meta:editing-cycles>
    <meta:generator>LibreOffice/6.0.2.1.0$Linux_X86_64 LibreOffice_project/00m0$Build-1</meta:generator>
    <dc:date>2020-02-10T09:08:08.405239790</dc:date>
    <dc:creator>I103-08 </dc:creator>
    <meta:document-statistic meta:table-count="0" meta:image-count="0" meta:object-count="0" meta:page-count="1" meta:paragraph-count="18" meta:word-count="254" meta:character-count="1550" meta:non-whitespace-character-count="1331"/>
  </office:meta>
</office:document-meta>
</file>